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 office:value-type="float" office:value="1136">
            <text:p>1136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0.528169014084511">
            <text:p>-0.528169014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222">
            <text:p>1222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2.04582651391162">
            <text:p>-2.0458265139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795">
            <text:p>795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3.39622641509433">
            <text:p>-3.396226415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24">
            <text:p>1524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10">
            <text:p>1510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0.264900662251662">
            <text:p>0.2649006623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2.18642117376294">
            <text:p>-2.1864211738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2.43309002433089">
            <text:p>-2.4330900243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39">
            <text:p>1039</text:p>
          </table:table-cell>
          <table:table-cell office:value-type="float" office:value="1050">
            <text:p>1050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1.04761904761905">
            <text:p>-1.0476190476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27">
            <text:p>1427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2.312543798178">
            <text:p>2.3125437982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682">
            <text:p>682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1.31964809384164">
            <text:p>-1.3196480938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55">
            <text:p>13255</text:p>
          </table:table-cell>
          <table:table-cell office:value-type="float" office:value="1">
            <text:p>1</text:p>
          </table:table-cell>
          <table:table-cell office:value-type="float" office:value="13110">
            <text:p>13110</text:p>
          </table:table-cell>
          <table:table-cell office:value-type="float" office:value="13270">
            <text:p>1327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1.20572720422004">
            <text:p>-1.2057272042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2065">
            <text:p>2065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2.42130750605327">
            <text:p>-2.421307506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60">
            <text:p>1360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1.69117647058825">
            <text:p>-1.6911764706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951">
            <text:p>2951</text:p>
          </table:table-cell>
          <table:table-cell office:value-type="float" office:value="2981">
            <text:p>2981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1.00637370010064">
            <text:p>-1.006373700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 office:value-type="float" office:value="1812">
            <text:p>181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1.15894039735099">
            <text:p>-1.1589403974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47">
            <text:p>124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0.962309542902972">
            <text:p>-0.9623095429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 table:formula="of:=IF(AND([.B17]&gt;[.E17];[.H17]=1);1;&quot;&quot;)" office:value-type="float" office:value="1">
            <text:p>1</text:p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 office:value-type="float" office:value="1">
            <text:p>1</text:p>
          </table:table-cell>
          <table:table-cell/>
          <table:table-cell table:formula="of:=([.D17]/[.E17]*100)-100" office:value-type="float" office:value="-1.62767039674466">
            <text:p>-1.6276703967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73">
            <text:p>1773</text:p>
          </table:table-cell>
          <table:table-cell table:formula="of:=IF(AND([.B18]&gt;[.E18];[.H18]=1);1;&quot;&quot;)" office:value-type="float" office:value="1">
            <text:p>1</text:p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0.338409475465312">
            <text:p>0.3384094755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03">
            <text:p>1303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office:value-type="float" office:value="1325">
            <text:p>1325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5.05660377358491">
            <text:p>-5.0566037736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02">
            <text:p>4302</text:p>
          </table:table-cell>
          <table:table-cell office:value-type="float" office:value="4170">
            <text:p>4170</text:p>
          </table:table-cell>
          <table:table-cell table:formula="of:=IF(AND([.B20]&gt;[.E20];[.H20]=1);1;&quot;&quot;)" office:value-type="float" office:value="1">
            <text:p>1</text:p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3.16546762589928">
            <text:p>3.1654676259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 office:value-type="float" office:value="1221">
            <text:p>1221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0.163800163800147">
            <text:p>0.1638001638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35">
            <text:p>5135</text:p>
          </table:table-cell>
          <table:table-cell office:value-type="float" office:value="5420">
            <text:p>542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5.25830258302584">
            <text:p>-5.258302583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610">
            <text:p>4610</text:p>
          </table:table-cell>
          <table:table-cell office:value-type="float" office:value="4645">
            <text:p>46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0.753498385360601">
            <text:p>-0.7534983854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float" office:value="6825">
            <text:p>6825</text:p>
          </table:table-cell>
          <table:table-cell office:value-type="float" office:value="6780">
            <text:p>678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0.663716814159287">
            <text:p>0.6637168142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float" office:value="19442">
            <text:p>19442</text:p>
          </table:table-cell>
          <table:table-cell office:value-type="float" office:value="19750">
            <text:p>1975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1.55949367088608">
            <text:p>-1.5594936709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798">
            <text:p>2798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800">
            <text:p>280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0.535714285714278">
            <text:p>-0.5357142857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office:value-type="float" office:value="1889">
            <text:p>1889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0.317628374801487">
            <text:p>-0.3176283748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 office:value-type="float" office:value="1142">
            <text:p>1142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80210157618214">
            <text:p>-2.8021015762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695">
            <text:p>469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2.25772097976571">
            <text:p>-2.2577209798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300">
            <text:p>530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4.52830188679245">
            <text:p>-4.5283018868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2">
            <text:p>842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2.25653206650831">
            <text:p>-2.2565320665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1928">
            <text:p>1928</text:p>
          </table:table-cell>
          <table:table-cell table:formula="of:=IF(AND([.B32]&gt;[.E32];[.H32]=1);1;&quot;&quot;)" office:value-type="float" office:value="1">
            <text:p>1</text:p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0.103734439834028">
            <text:p>-0.1037344398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92">
            <text:p>492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2.23577235772358">
            <text:p>-2.2357723577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2157">
            <text:p>2157</text:p>
          </table:table-cell>
          <table:table-cell office:value-type="float" office:value="2180">
            <text:p>2180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 office:value-type="float" office:value="1">
            <text:p>1</text:p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 office:value-type="float" office:value="1">
            <text:p>1</text:p>
          </table:table-cell>
          <table:table-cell/>
          <table:table-cell table:formula="of:=([.D34]/[.E34]*100)-100" office:value-type="float" office:value="-1.05504587155963">
            <text:p>-1.0550458716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12">
            <text:p>2812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-4.62304409672831">
            <text:p>-4.6230440967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office:value-type="float" office:value="2216">
            <text:p>2216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1.89530685920577">
            <text:p>-1.8953068592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214">
            <text:p>1214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0.906095551894566">
            <text:p>-0.9060955519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922">
            <text:p>3922</text:p>
          </table:table-cell>
          <table:table-cell office:value-type="float" office:value="1">
            <text:p>1</text:p>
          </table:table-cell>
          <table:table-cell office:value-type="float" office:value="3893">
            <text:p>3893</text:p>
          </table:table-cell>
          <table:table-cell office:value-type="float" office:value="4002">
            <text:p>4002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2.72363818090955">
            <text:p>-2.7236381809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office:value-type="float" office:value="1748">
            <text:p>1748</text:p>
          </table:table-cell>
          <table:table-cell office:value-type="float" office:value="1782">
            <text:p>1782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1.90796857463525">
            <text:p>-1.9079685746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684">
            <text:p>2684</text:p>
          </table:table-cell>
          <table:table-cell office:value-type="float" office:value="2869">
            <text:p>2869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6.44823980481004">
            <text:p>-6.4482398048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510">
            <text:p>8510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8660">
            <text:p>866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-2.36720554272517">
            <text:p>-2.3672055427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1">
            <text:p>1</text:p>
          </table:table-cell>
          <table:table-cell office:value-type="float" office:value="7200">
            <text:p>7200</text:p>
          </table:table-cell>
          <table:table-cell office:value-type="float" office:value="7360">
            <text:p>736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2.17391304347827">
            <text:p>-2.1739130435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47">
            <text:p>1447</text:p>
          </table:table-cell>
          <table:table-cell office:value-type="float" office:value="1449">
            <text:p>1449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0.138026224982752">
            <text:p>-0.138026225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841">
            <text:p>1841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1.30363932645301">
            <text:p>-1.3036393265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373">
            <text:p>3373</text:p>
          </table:table-cell>
          <table:table-cell office:value-type="float" office:value="3375">
            <text:p>337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0.0592592592592638">
            <text:p>-0.0592592593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640">
            <text:p>2640</text:p>
          </table:table-cell>
          <table:table-cell office:value-type="float" office:value="2670">
            <text:p>267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12359550561798">
            <text:p>-1.1235955056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float" office:value="3548">
            <text:p>3548</text:p>
          </table:table-cell>
          <table:table-cell office:value-type="float" office:value="3610">
            <text:p>3610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1.71745152354571">
            <text:p>-1.7174515235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1.16731517509727">
            <text:p>-1.167315175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50">
            <text:p>3050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1.24590163934425">
            <text:p>-1.2459016393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750">
            <text:p>5750</text:p>
          </table:table-cell>
          <table:table-cell office:value-type="float" office:value="1">
            <text:p>1</text:p>
          </table:table-cell>
          <table:table-cell office:value-type="float" office:value="5725">
            <text:p>5725</text:p>
          </table:table-cell>
          <table:table-cell office:value-type="float" office:value="5850">
            <text:p>585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2.13675213675214">
            <text:p>-2.1367521368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3898">
            <text:p>3898</text:p>
          </table:table-cell>
          <table:table-cell office:value-type="float" office:value="3905">
            <text:p>3905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0.179257362355955">
            <text:p>-0.1792573624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42">
            <text:p>2642</text:p>
          </table:table-cell>
          <table:table-cell office:value-type="float" office:value="1">
            <text:p>1</text:p>
          </table:table-cell>
          <table:table-cell office:value-type="float" office:value="2606">
            <text:p>2606</text:p>
          </table:table-cell>
          <table:table-cell office:value-type="float" office:value="2671">
            <text:p>2671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2.43354548858106">
            <text:p>-2.4335454886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614">
            <text:p>2614</text:p>
          </table:table-cell>
          <table:table-cell office:value-type="float" office:value="2676">
            <text:p>2676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2.31689088191331">
            <text:p>-2.3168908819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float" office:value="742">
            <text:p>742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1.75202156334232">
            <text:p>-1.7520215633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55">
            <text:p>4455</text:p>
          </table:table-cell>
          <table:table-cell office:value-type="float" office:value="1">
            <text:p>1</text:p>
          </table:table-cell>
          <table:table-cell office:value-type="float" office:value="4435">
            <text:p>4435</text:p>
          </table:table-cell>
          <table:table-cell office:value-type="float" office:value="4550">
            <text:p>4550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52747252747253">
            <text:p>-2.5274725275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710">
            <text:p>5710</text:p>
          </table:table-cell>
          <table:table-cell office:value-type="float" office:value="5760">
            <text:p>576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0.868055555555557">
            <text:p>-0.8680555556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244">
            <text:p>4244</text:p>
          </table:table-cell>
          <table:table-cell office:value-type="float" office:value="4329">
            <text:p>4329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1.96350196350197">
            <text:p>-1.9635019635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67">
            <text:p>1667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2.9394121175765">
            <text:p>-2.9394121176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table:number-columns-repeated="2" office:value-type="float" office:value="1116">
            <text:p>1116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0">
            <text:p>0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72">
            <text:p>1172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1.27986348122866">
            <text:p>1.2798634812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080">
            <text:p>6080</text:p>
          </table:table-cell>
          <table:table-cell office:value-type="float" office:value="0">
            <text:p>0</text:p>
          </table:table-cell>
          <table:table-cell office:value-type="float" office:value="6061">
            <text:p>6061</text:p>
          </table:table-cell>
          <table:table-cell office:value-type="float" office:value="6140">
            <text:p>614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1.28664495114008">
            <text:p>-1.286644951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office:value-type="float" office:value="1957">
            <text:p>1957</text:p>
          </table:table-cell>
          <table:table-cell office:value-type="float" office:value="1969">
            <text:p>1969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0.609446419502291">
            <text:p>-0.6094464195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40">
            <text:p>5740</text:p>
          </table:table-cell>
          <table:table-cell office:value-type="float" office:value="5830">
            <text:p>583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1.54373927958834">
            <text:p>-1.5437392796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30">
            <text:p>3730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3700">
            <text:p>3700</text:p>
          </table:table-cell>
          <table:table-cell table:formula="of:=IF(AND([.B64]&gt;[.E64];[.H64]=1);1;&quot;&quot;)" office:value-type="float" office:value="1">
            <text:p>1</text:p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0.513513513513502">
            <text:p>-0.5135135135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12">
            <text:p>1912</text:p>
          </table:table-cell>
          <table:table-cell office:value-type="float" office:value="1942">
            <text:p>1942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1.54479917610711">
            <text:p>-1.544799176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2022">
            <text:p>2022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1.03857566765578">
            <text:p>-1.0385756677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460">
            <text:p>5460</text:p>
          </table:table-cell>
          <table:table-cell office:value-type="float" office:value="1">
            <text:p>1</text:p>
          </table:table-cell>
          <table:table-cell office:value-type="float" office:value="5402">
            <text:p>5402</text:p>
          </table:table-cell>
          <table:table-cell office:value-type="float" office:value="5820">
            <text:p>582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7.18213058419244">
            <text:p>-7.1821305842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08">
            <text:p>1808</text:p>
          </table:table-cell>
          <table:table-cell office:value-type="float" office:value="1">
            <text:p>1</text:p>
          </table:table-cell>
          <table:table-cell office:value-type="float" office:value="1786">
            <text:p>1786</text:p>
          </table:table-cell>
          <table:table-cell office:value-type="float" office:value="1873">
            <text:p>1873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4.64495461825948">
            <text:p>-4.6449546183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78">
            <text:p>2278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0.482879719051795">
            <text:p>-0.482879719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office:value-type="float" office:value="834">
            <text:p>834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0.83932853717026">
            <text:p>-0.8393285372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2148">
            <text:p>214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4.74860335195531">
            <text:p>-4.748603352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970">
            <text:p>14970</text:p>
          </table:table-cell>
          <table:table-cell office:value-type="float" office:value="1">
            <text:p>1</text:p>
          </table:table-cell>
          <table:table-cell office:value-type="float" office:value="14950">
            <text:p>14950</text:p>
          </table:table-cell>
          <table:table-cell office:value-type="float" office:value="15550">
            <text:p>1555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3.85852090032154">
            <text:p>-3.8585209003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12">
            <text:p>2612</text:p>
          </table:table-cell>
          <table:table-cell office:value-type="float" office:value="2666">
            <text:p>2666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2.02550637659414">
            <text:p>-2.0255063766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372">
            <text:p>5372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90">
            <text:p>529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0.264650283553863">
            <text:p>0.2646502836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60">
            <text:p>9560</text:p>
          </table:table-cell>
          <table:table-cell office:value-type="float" office:value="1">
            <text:p>1</text:p>
          </table:table-cell>
          <table:table-cell office:value-type="float" office:value="9663">
            <text:p>9663</text:p>
          </table:table-cell>
          <table:table-cell office:value-type="float" office:value="9860">
            <text:p>986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 office:value-type="float" office:value="1">
            <text:p>1</text:p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-1.99797160243408">
            <text:p>-1.9979716024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office:value-type="float" office:value="1072">
            <text:p>1072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0.279850746268664">
            <text:p>-0.2798507463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84">
            <text:p>1484</text:p>
          </table:table-cell>
          <table:table-cell office:value-type="float" office:value="1">
            <text:p>1</text:p>
          </table:table-cell>
          <table:table-cell office:value-type="float" office:value="1457">
            <text:p>1457</text:p>
          </table:table-cell>
          <table:table-cell office:value-type="float" office:value="1435">
            <text:p>1435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1.53310104529616">
            <text:p>1.5331010453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office:value-type="float" office:value="968">
            <text:p>968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0.619834710743803">
            <text:p>-0.6198347107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1117">
            <text:p>1117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3.04386750223814">
            <text:p>-3.0438675022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09523809523809">
            <text:p>-2.0952380952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3.79746835443038">
            <text:p>-3.7974683544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float" office:value="2843">
            <text:p>2843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1.61800914526908">
            <text:p>-1.6180091453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number-columns-repeated="2" office:value-type="float" office:value="572">
            <text:p>572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0">
            <text:p>0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2914">
            <text:p>2914</text:p>
          </table:table-cell>
          <table:table-cell office:value-type="float" office:value="3000">
            <text:p>3000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2.86666666666666">
            <text:p>-2.8666666667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64">
            <text:p>1564</text:p>
          </table:table-cell>
          <table:table-cell office:value-type="float" office:value="1">
            <text:p>1</text:p>
          </table:table-cell>
          <table:table-cell office:value-type="float" office:value="1527">
            <text:p>1527</text:p>
          </table:table-cell>
          <table:table-cell office:value-type="float" office:value="1526">
            <text:p>1526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0.0655307994757521">
            <text:p>0.0655307995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06">
            <text:p>3406</text:p>
          </table:table-cell>
          <table:table-cell office:value-type="float" office:value="3620">
            <text:p>362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5.91160220994476">
            <text:p>-5.9116022099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40">
            <text:p>1440</text:p>
          </table:table-cell>
          <table:table-cell table:formula="of:=IF(AND([.B87]&gt;[.E87];[.H87]=1);1;&quot;&quot;)" office:value-type="float" office:value="1">
            <text:p>1</text:p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0.833333333333329">
            <text:p>0.8333333333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5">
            <text:p>1695</text:p>
          </table:table-cell>
          <table:table-cell office:value-type="float" office:value="1">
            <text:p>1</text:p>
          </table:table-cell>
          <table:table-cell office:value-type="float" office:value="1649">
            <text:p>1649</text:p>
          </table:table-cell>
          <table:table-cell office:value-type="float" office:value="1690">
            <text:p>169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2.42603550295858">
            <text:p>-2.426035503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89">
            <text:p>589</text:p>
          </table:table-cell>
          <table:table-cell table:formula="of:=IF(AND([.B89]&gt;[.E89];[.H89]=1);1;&quot;&quot;)" office:value-type="float" office:value="1">
            <text:p>1</text:p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-1.01867572156196">
            <text:p>-1.0186757216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2189">
            <text:p>2189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2.2384650525354">
            <text:p>-2.2384650525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90">
            <text:p>1990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1.15577889447236">
            <text:p>-1.1557788945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62">
            <text:p>1162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office:value-type="float" office:value="1150">
            <text:p>115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2.17391304347827">
            <text:p>-2.1739130435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65">
            <text:p>365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1.36986301369863">
            <text:p>-1.3698630137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float" office:value="2147">
            <text:p>2147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1.6301816488123">
            <text:p>1.6301816488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795">
            <text:p>79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1.50943396226415">
            <text:p>-1.5094339623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table:number-columns-repeated="2" office:value-type="float" office:value="810">
            <text:p>81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0">
            <text:p>0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82">
            <text:p>582</text:p>
          </table:table-cell>
          <table:table-cell table:formula="of:=IF(AND([.B97]&gt;[.E97];[.H97]=1);1;&quot;&quot;)" office:value-type="float" office:value="1">
            <text:p>1</text:p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1.03092783505154">
            <text:p>-1.030927835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195">
            <text:p>2195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2.77904328018224">
            <text:p>-2.7790432802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562">
            <text:p>562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1.60142348754448">
            <text:p>-1.6014234875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56">
            <text:p>1256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2.30891719745223">
            <text:p>-2.3089171975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93">
            <text:p>593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-2.19224283305228">
            <text:p>-2.1922428331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4240">
            <text:p>424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3.16037735849056">
            <text:p>-3.1603773585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77">
            <text:p>1277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6.49960845732184">
            <text:p>-6.4996084573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2.15827338129498">
            <text:p>2.1582733813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  <table:table-cell office:value-type="float" office:value="2786">
            <text:p>2786</text:p>
          </table:table-cell>
          <table:table-cell office:value-type="float" office:value="2794">
            <text:p>2794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0.286327845382957">
            <text:p>-0.2863278454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3">
            <text:p>573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66492146596859">
            <text:p>-3.664921466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float" office:value="517">
            <text:p>517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1.35396518375242">
            <text:p>-1.3539651838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792">
            <text:p>6792</text:p>
          </table:table-cell>
          <table:table-cell office:value-type="float" office:value="1">
            <text:p>1</text:p>
          </table:table-cell>
          <table:table-cell office:value-type="float" office:value="6688">
            <text:p>6688</text:p>
          </table:table-cell>
          <table:table-cell office:value-type="float" office:value="6673">
            <text:p>667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0.224786452869765">
            <text:p>0.2247864529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39">
            <text:p>1939</text:p>
          </table:table-cell>
          <table:table-cell table:formula="of:=IF(AND([.B109]&gt;[.E109];[.H109]=1);1;&quot;&quot;)" office:value-type="float" office:value="1">
            <text:p>1</text:p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-0.257864878803502">
            <text:p>-0.2578648788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6">
            <text:p>1486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1.68236877523553">
            <text:p>-1.6823687752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872">
            <text:p>1872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4.48717948717949">
            <text:p>-4.4871794872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77">
            <text:p>577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3.11958405545927">
            <text:p>-3.1195840555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table:number-columns-repeated="2" office:value-type="float" office:value="2039">
            <text:p>203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0">
            <text:p>0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08">
            <text:p>1908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1.41509433962264">
            <text:p>1.4150943396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690">
            <text:p>690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2.60869565217392">
            <text:p>2.6086956522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2.05949656750573">
            <text:p>-2.0594965675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593">
            <text:p>1593</text:p>
          </table:table-cell>
          <table:table-cell office:value-type="float" office:value="1602">
            <text:p>1602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0.561797752808985">
            <text:p>-0.5617977528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57">
            <text:p>1357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39">
            <text:p>1339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0.0746825989544391">
            <text:p>0.074682599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1008">
            <text:p>1008</text:p>
          </table:table-cell>
          <table:table-cell table:formula="of:=IF(AND([.B119]&gt;[.E119];[.H119]=1);1;&quot;&quot;)" office:value-type="float" office:value="1">
            <text:p>1</text:p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0.892857142857139">
            <text:p>0.8928571429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606">
            <text:p>2606</text:p>
          </table:table-cell>
          <table:table-cell office:value-type="float" office:value="1">
            <text:p>1</text:p>
          </table:table-cell>
          <table:table-cell office:value-type="float" office:value="2568">
            <text:p>2568</text:p>
          </table:table-cell>
          <table:table-cell office:value-type="float" office:value="2585">
            <text:p>2585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0.657640232108321">
            <text:p>-0.6576402321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IF(AND([.B121]&gt;[.E121];[.H121]=1);1;&quot;&quot;)" office:value-type="float" office:value="1">
            <text:p>1</text:p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-0.952380952380949">
            <text:p>-0.9523809524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66">
            <text:p>1866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0.267952840300111">
            <text:p>-0.2679528403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13">
            <text:p>713</text:p>
          </table:table-cell>
          <table:table-cell table:formula="of:=IF(AND([.B123]&gt;[.E123];[.H123]=1);1;&quot;&quot;)" office:value-type="float" office:value="1">
            <text:p>1</text:p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-2.38429172510519">
            <text:p>-2.384291725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  <table:table-cell office:value-type="float" office:value="1243">
            <text:p>1243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1.12630732099758">
            <text:p>-1.126307321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1742">
            <text:p>1742</text:p>
          </table:table-cell>
          <table:table-cell office:value-type="float" office:value="1779">
            <text:p>1779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2.07982012366497">
            <text:p>-2.0798201237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24">
            <text:p>4824</text:p>
          </table:table-cell>
          <table:table-cell office:value-type="float" office:value="4925">
            <text:p>492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2.05076142131981">
            <text:p>-2.0507614213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158">
            <text:p>6158</text:p>
          </table:table-cell>
          <table:table-cell office:value-type="float" office:value="6220">
            <text:p>622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0.9967845659164">
            <text:p>-0.9967845659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68">
            <text:p>1168</text:p>
          </table:table-cell>
          <table:table-cell office:value-type="float" office:value="1">
            <text:p>1</text:p>
          </table:table-cell>
          <table:table-cell office:value-type="float" office:value="1158">
            <text:p>1158</text:p>
          </table:table-cell>
          <table:table-cell office:value-type="float" office:value="1210">
            <text:p>121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4.29752066115702">
            <text:p>-4.2975206612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677">
            <text:p>5677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52">
            <text:p>5552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1.71109510086455">
            <text:p>1.7110951009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1">
            <text:p>1</text:p>
          </table:table-cell>
          <table:table-cell office:value-type="float" office:value="5901">
            <text:p>5901</text:p>
          </table:table-cell>
          <table:table-cell office:value-type="float" office:value="5962">
            <text:p>5962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1.02314659510232">
            <text:p>-1.0231465951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 office:value-type="float" office:value="1800">
            <text:p>1800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0.444444444444443">
            <text:p>-0.4444444444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28">
            <text:p>1328</text:p>
          </table:table-cell>
          <table:table-cell office:value-type="float" office:value="1">
            <text:p>1</text:p>
          </table:table-cell>
          <table:table-cell office:value-type="float" office:value="1319">
            <text:p>1319</text:p>
          </table:table-cell>
          <table:table-cell office:value-type="float" office:value="1296">
            <text:p>1296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1.77469135802468">
            <text:p>1.774691358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716">
            <text:p>4716</text:p>
          </table:table-cell>
          <table:table-cell office:value-type="float" office:value="4760">
            <text:p>476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0.924369747899164">
            <text:p>-0.9243697479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172">
            <text:p>2172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1.56537753222837">
            <text:p>-1.5653775322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610">
            <text:p>4610</text:p>
          </table:table-cell>
          <table:table-cell office:value-type="float" office:value="1">
            <text:p>1</text:p>
          </table:table-cell>
          <table:table-cell office:value-type="float" office:value="4565">
            <text:p>4565</text:p>
          </table:table-cell>
          <table:table-cell office:value-type="float" office:value="4535">
            <text:p>453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0.661521499448739">
            <text:p>0.6615214994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5580">
            <text:p>5580</text:p>
          </table:table-cell>
          <table:table-cell office:value-type="float" office:value="5730">
            <text:p>573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2.61780104712042">
            <text:p>-2.617801047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045">
            <text:p>8045</text:p>
          </table:table-cell>
          <table:table-cell office:value-type="float" office:value="1">
            <text:p>1</text:p>
          </table:table-cell>
          <table:table-cell office:value-type="float" office:value="7882">
            <text:p>7882</text:p>
          </table:table-cell>
          <table:table-cell office:value-type="float" office:value="8274">
            <text:p>8274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4.73773265651438">
            <text:p>-4.7377326565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97">
            <text:p>2097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1.04911778731521">
            <text:p>-1.0491177873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560">
            <text:p>15560</text:p>
          </table:table-cell>
          <table:table-cell office:value-type="float" office:value="1">
            <text:p>1</text:p>
          </table:table-cell>
          <table:table-cell office:value-type="float" office:value="15344">
            <text:p>15344</text:p>
          </table:table-cell>
          <table:table-cell office:value-type="float" office:value="15480">
            <text:p>1548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0.878552971576227">
            <text:p>-0.8785529716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93">
            <text:p>4093</text:p>
          </table:table-cell>
          <table:table-cell office:value-type="float" office:value="4205">
            <text:p>4205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2.66349583828776">
            <text:p>-2.6634958383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456">
            <text:p>7456</text:p>
          </table:table-cell>
          <table:table-cell office:value-type="float" office:value="7810">
            <text:p>781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4.5326504481434">
            <text:p>-4.5326504481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99">
            <text:p>2699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0.963319748054829">
            <text:p>-0.963319748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97">
            <text:p>3297</text:p>
          </table:table-cell>
          <table:table-cell office:value-type="float" office:value="3315">
            <text:p>331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0.542986425339365">
            <text:p>-0.5429864253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35">
            <text:p>5235</text:p>
          </table:table-cell>
          <table:table-cell office:value-type="float" office:value="5210">
            <text:p>521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0.479846449136275">
            <text:p>0.479846449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  <table:table-cell office:value-type="float" office:value="7660">
            <text:p>766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0.391644908616186">
            <text:p>-0.3916449086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310">
            <text:p>231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1.2121212121212">
            <text:p>-1.212121212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150">
            <text:p>215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2.69767441860466">
            <text:p>-2.6976744186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3005">
            <text:p>3005</text:p>
          </table:table-cell>
          <table:table-cell office:value-type="float" office:value="2979">
            <text:p>2979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0.872776099362198">
            <text:p>0.8727760994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93">
            <text:p>4093</text:p>
          </table:table-cell>
          <table:table-cell office:value-type="float" office:value="1">
            <text:p>1</text:p>
          </table:table-cell>
          <table:table-cell office:value-type="float" office:value="4025">
            <text:p>4025</text:p>
          </table:table-cell>
          <table:table-cell office:value-type="float" office:value="4135">
            <text:p>4135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2.6602176541717">
            <text:p>-2.6602176542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40">
            <text:p>7840</text:p>
          </table:table-cell>
          <table:table-cell office:value-type="float" office:value="1">
            <text:p>1</text:p>
          </table:table-cell>
          <table:table-cell office:value-type="float" office:value="7800">
            <text:p>7800</text:p>
          </table:table-cell>
          <table:table-cell office:value-type="float" office:value="7860">
            <text:p>786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0.763358778625957">
            <text:p>-0.7633587786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2496">
            <text:p>2496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1.6025641025641">
            <text:p>1.6025641026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office:value-type="float" office:value="1894">
            <text:p>1894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0.105596620908116">
            <text:p>0.1055966209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2.04778156996586">
            <text:p>-2.04778157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461">
            <text:p>46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1.08459869848157">
            <text:p>1.0845986985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office:value-type="float" office:value="2484">
            <text:p>2484</text:p>
          </table:table-cell>
          <table:table-cell office:value-type="float" office:value="2452">
            <text:p>2452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1.30505709624795">
            <text:p>1.3050570962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2356">
            <text:p>2356</text:p>
          </table:table-cell>
          <table:table-cell office:value-type="float" office:value="2380">
            <text:p>2380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 office:value-type="float" office:value="1">
            <text:p>1</text:p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 office:value-type="float" office:value="1">
            <text:p>1</text:p>
          </table:table-cell>
          <table:table-cell/>
          <table:table-cell table:formula="of:=([.D158]/[.E158]*100)-100" office:value-type="float" office:value="-1.00840336134453">
            <text:p>-1.0084033613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1.61744022503515">
            <text:p>-1.617440225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72">
            <text:p>3172</text:p>
          </table:table-cell>
          <table:table-cell office:value-type="float" office:value="3230">
            <text:p>323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1.79566563467492">
            <text:p>-1.7956656347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float" office:value="5345">
            <text:p>5345</text:p>
          </table:table-cell>
          <table:table-cell office:value-type="float" office:value="5410">
            <text:p>541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1.20147874306839">
            <text:p>-1.201478743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table:formula="of:=IF(AND([.B162]&gt;[.E162];[.H162]=1);1;&quot;&quot;)" office:value-type="float" office:value="1">
            <text:p>1</text:p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0.203665987780042">
            <text:p>-0.2036659878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15">
            <text:p>431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0.115874855156434">
            <text:p>0.1158748552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08">
            <text:p>1208</text:p>
          </table:table-cell>
          <table:table-cell office:value-type="float" office:value="1239">
            <text:p>1239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2.50201775625504">
            <text:p>-2.5020177563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110">
            <text:p>511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070">
            <text:p>507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0.197238658777124">
            <text:p>-0.1972386588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3">
            <text:p>1793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3.29057445621864">
            <text:p>-3.2905744562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float" office:value="709">
            <text:p>709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2.39774330042313">
            <text:p>-2.3977433004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57">
            <text:p>1257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0.636435958631665">
            <text:p>-0.6364359586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154">
            <text:p>2154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2.2284122562674">
            <text:p>-2.2284122563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4851">
            <text:p>4851</text:p>
          </table:table-cell>
          <table:table-cell office:value-type="float" office:value="4810">
            <text:p>4810</text:p>
          </table:table-cell>
          <table:table-cell table:formula="of:=IF(AND([.B170]&gt;[.E170];[.H170]=1);1;&quot;&quot;)" office:value-type="float" office:value="1">
            <text:p>1</text:p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0.852390852390855">
            <text:p>0.8523908524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3">
            <text:p>1733</text:p>
          </table:table-cell>
          <table:table-cell office:value-type="float" office:value="1">
            <text:p>1</text:p>
          </table:table-cell>
          <table:table-cell office:value-type="float" office:value="1698">
            <text:p>1698</text:p>
          </table:table-cell>
          <table:table-cell office:value-type="float" office:value="1734">
            <text:p>1734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2.07612456747405">
            <text:p>-2.0761245675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float" office:value="654">
            <text:p>654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0.917431192660544">
            <text:p>0.9174311927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330">
            <text:p>6330</text:p>
          </table:table-cell>
          <table:table-cell office:value-type="float" office:value="1">
            <text:p>1</text:p>
          </table:table-cell>
          <table:table-cell office:value-type="float" office:value="6433">
            <text:p>6433</text:p>
          </table:table-cell>
          <table:table-cell office:value-type="float" office:value="6400">
            <text:p>64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 office:value-type="float" office:value="1">
            <text:p>1</text:p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 office:value-type="float" office:value="1">
            <text:p>1</text:p>
          </table:table-cell>
          <table:table-cell/>
          <table:table-cell table:formula="of:=([.D173]/[.E173]*100)-100" office:value-type="float" office:value="0.515625">
            <text:p>0.515625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1.25714285714287">
            <text:p>1.257142857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office:value-type="float" office:value="923">
            <text:p>923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1.84182015167931">
            <text:p>-1.8418201517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452">
            <text:p>1452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3.92561983471074">
            <text:p>-3.9256198347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1180">
            <text:p>118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 office:value-type="float" office:value="1">
            <text:p>1</text:p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 office:value-type="float" office:value="1">
            <text:p>1</text:p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0.338983050847446">
            <text:p>0.3389830508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17">
            <text:p>517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0.580270793036746">
            <text:p>-0.580270793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3.05810397553516">
            <text:p>-3.0581039755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91">
            <text:p>4991</text:p>
          </table:table-cell>
          <table:table-cell office:value-type="float" office:value="1">
            <text:p>1</text:p>
          </table:table-cell>
          <table:table-cell office:value-type="float" office:value="4864">
            <text:p>4864</text:p>
          </table:table-cell>
          <table:table-cell office:value-type="float" office:value="4989">
            <text:p>4989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2.5055121266787">
            <text:p>-2.5055121267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332">
            <text:p>1332</text:p>
          </table:table-cell>
          <table:table-cell table:formula="of:=IF(AND([.B181]&gt;[.E181];[.H181]=1);1;&quot;&quot;)" office:value-type="float" office:value="1">
            <text:p>1</text:p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0.750750750750754">
            <text:p>-0.7507507508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44">
            <text:p>2544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3.38050314465409">
            <text:p>3.3805031447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56">
            <text:p>1056</text:p>
          </table:table-cell>
          <table:table-cell office:value-type="float" office:value="1062">
            <text:p>1062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-0.564971751412429">
            <text:p>-0.5649717514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920">
            <text:p>11920</text:p>
          </table:table-cell>
          <table:table-cell office:value-type="float" office:value="1">
            <text:p>1</text:p>
          </table:table-cell>
          <table:table-cell office:value-type="float" office:value="11785">
            <text:p>11785</text:p>
          </table:table-cell>
          <table:table-cell office:value-type="float" office:value="12010">
            <text:p>1201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1.87343880099917">
            <text:p>-1.87343880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7161">
            <text:p>7161</text:p>
          </table:table-cell>
          <table:table-cell office:value-type="float" office:value="7260">
            <text:p>726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1.36363636363637">
            <text:p>-1.3636363636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320">
            <text:p>9320</text:p>
          </table:table-cell>
          <table:table-cell office:value-type="float" office:value="1">
            <text:p>1</text:p>
          </table:table-cell>
          <table:table-cell office:value-type="float" office:value="9275">
            <text:p>9275</text:p>
          </table:table-cell>
          <table:table-cell office:value-type="float" office:value="9430">
            <text:p>943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1.64369034994698">
            <text:p>-1.6436903499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121">
            <text:p>1121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1.69491525423729">
            <text:p>-1.6949152542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table:formula="of:=IF(AND([.B188]&gt;[.E188];[.H188]=1);1;&quot;&quot;)" office:value-type="float" office:value="1">
            <text:p>1</text:p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2.02507232401157">
            <text:p>-2.025072324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float" office:value="1174">
            <text:p>1174</text:p>
          </table:table-cell>
          <table:table-cell office:value-type="float" office:value="1210">
            <text:p>1210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2.97520661157024">
            <text:p>-2.9752066116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2078">
            <text:p>2078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3.4167468719923">
            <text:p>-3.416746872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table:formula="of:=IF(AND([.B191]&gt;[.E191];[.H191]=1);1;&quot;&quot;)" office:value-type="float" office:value="1">
            <text:p>1</text:p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2.56410256410257">
            <text:p>-2.564102564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679">
            <text:p>2679</text:p>
          </table:table-cell>
          <table:table-cell office:value-type="float" office:value="2714">
            <text:p>2714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1.28960943257185">
            <text:p>-1.2896094326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066">
            <text:p>4066</text:p>
          </table:table-cell>
          <table:table-cell office:value-type="float" office:value="4067">
            <text:p>4067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0.0245881485124215">
            <text:p>-0.0245881485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04">
            <text:p>1704</text:p>
          </table:table-cell>
          <table:table-cell office:value-type="float" office:value="1718">
            <text:p>1718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0.814901047729919">
            <text:p>-0.8149010477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31">
            <text:p>2931</text:p>
          </table:table-cell>
          <table:table-cell office:value-type="float" office:value="1">
            <text:p>1</text:p>
          </table:table-cell>
          <table:table-cell office:value-type="float" office:value="2867">
            <text:p>2867</text:p>
          </table:table-cell>
          <table:table-cell office:value-type="float" office:value="2906">
            <text:p>2906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1.34205092911218">
            <text:p>-1.3420509291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590">
            <text:p>590</text:p>
          </table:table-cell>
          <table:table-cell table:formula="of:=IF(AND([.B197]&gt;[.E197];[.H197]=1);1;&quot;&quot;)" office:value-type="float" office:value="1">
            <text:p>1</text:p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0.847457627118644">
            <text:p>0.847457627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1">
            <text:p>721</text:p>
          </table:table-cell>
          <table:table-cell table:formula="of:=IF(AND([.B198]&gt;[.E198];[.H198]=1);1;&quot;&quot;)" office:value-type="float" office:value="1">
            <text:p>1</text:p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0.277392510402223">
            <text:p>0.2773925104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table:formula="of:=IF(AND([.B199]&gt;[.E199];[.H199]=1);1;&quot;&quot;)" office:value-type="float" office:value="1">
            <text:p>1</text:p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0.18656716417911">
            <text:p>-0.1865671642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0.243309002433094">
            <text:p>-0.2433090024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1788">
            <text:p>1788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0.503355704697995">
            <text:p>0.5033557047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82">
            <text:p>2982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0.335345405767939">
            <text:p>0.3353454058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2.0618556701031">
            <text:p>-2.061855670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formula="of:=IF(AND([.B204]&gt;[.E204];[.H204]=1);1;&quot;&quot;)" office:value-type="float" office:value="1">
            <text:p>1</text:p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-0.401606425702823">
            <text:p>-0.4016064257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1882">
            <text:p>1882</text:p>
          </table:table-cell>
          <table:table-cell table:formula="of:=IF(AND([.B205]&gt;[.E205];[.H205]=1);1;&quot;&quot;)" office:value-type="float" office:value="1">
            <text:p>1</text:p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-0.106269925611045">
            <text:p>-0.1062699256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float" office:value="450">
            <text:p>450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888888888888886">
            <text:p>-0.8888888889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538">
            <text:p>1538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0.260078023407019">
            <text:p>0.2600780234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table:formula="of:=IF(AND([.B208]&gt;[.E208];[.H208]=1);1;&quot;&quot;)" office:value-type="float" office:value="1">
            <text:p>1</text:p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0.744416873449126">
            <text:p>0.7444168734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B209]&gt;[.E209];[.H209]=1);1;&quot;&quot;)" office:value-type="float" office:value="1">
            <text:p>1</text:p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0">
            <text:p>0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0">
            <text:p>390</text:p>
          </table:table-cell>
          <table:table-cell table:formula="of:=IF(AND([.B210]&gt;[.E210];[.H210]=1);1;&quot;&quot;)" office:value-type="float" office:value="1">
            <text:p>1</text:p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-2.05128205128206">
            <text:p>-2.0512820513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1541">
            <text:p>1541</text:p>
          </table:table-cell>
          <table:table-cell table:formula="of:=IF(AND([.B211]&gt;[.E211];[.H211]=1);1;&quot;&quot;)" office:value-type="float" office:value="1">
            <text:p>1</text:p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-3.7637897469176">
            <text:p>-3.7637897469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045">
            <text:p>1045</text:p>
          </table:table-cell>
          <table:table-cell office:value-type="float" office:value="1057">
            <text:p>1057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1.13528855250709">
            <text:p>-1.1352885525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707">
            <text:p>1707</text:p>
          </table:table-cell>
          <table:table-cell office:value-type="float" office:value="1">
            <text:p>1</text:p>
          </table:table-cell>
          <table:table-cell office:value-type="float" office:value="1664">
            <text:p>1664</text:p>
          </table:table-cell>
          <table:table-cell office:value-type="float" office:value="1667">
            <text:p>1667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0.179964007198564">
            <text:p>-0.1799640072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762">
            <text:p>1762</text:p>
          </table:table-cell>
          <table:table-cell office:value-type="float" office:value="1800">
            <text:p>1800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2.11111111111111">
            <text:p>-2.111111111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925">
            <text:p>925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2.81081081081082">
            <text:p>-2.8108108108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424">
            <text:p>2424</text:p>
          </table:table-cell>
          <table:table-cell office:value-type="float" office:value="2502">
            <text:p>2502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3.11750599520384">
            <text:p>-3.1175059952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float" office:value="9090">
            <text:p>909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1.43014301430144">
            <text:p>-1.4301430143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272">
            <text:p>2272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1.01232394366197">
            <text:p>-1.0123239437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42">
            <text:p>124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251">
            <text:p>1251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2.39808153477217">
            <text:p>-2.3980815348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0.970873786407765">
            <text:p>-0.9708737864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office:value-type="float" office:value="1174">
            <text:p>1174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0.255536626916523">
            <text:p>-0.2555366269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63">
            <text:p>2263</text:p>
          </table:table-cell>
          <table:table-cell office:value-type="float" office:value="2303">
            <text:p>2303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1.73686495874946">
            <text:p>-1.7368649587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523">
            <text:p>1523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0.787918581746553">
            <text:p>-0.7879185817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381">
            <text:p>2381</text:p>
          </table:table-cell>
          <table:table-cell office:value-type="float" office:value="2459">
            <text:p>2459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3.17202114680765">
            <text:p>-3.1720211468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9150">
            <text:p>9150</text:p>
          </table:table-cell>
          <table:table-cell office:value-type="float" office:value="9160">
            <text:p>9160</text:p>
          </table:table-cell>
          <table:table-cell table:formula="of:=IF(AND([.B226]&gt;[.E226];[.H226]=1);1;&quot;&quot;)" office:value-type="float" office:value="1">
            <text:p>1</text:p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  <table:table-cell table:formula="of:=([.D226]/[.E226]*100)-100" office:value-type="float" office:value="-0.109170305676855">
            <text:p>-0.1091703057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002">
            <text:p>6002</text:p>
          </table:table-cell>
          <table:table-cell office:value-type="float" office:value="6030">
            <text:p>603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0.464344941956881">
            <text:p>-0.464344942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00">
            <text:p>4800</text:p>
          </table:table-cell>
          <table:table-cell office:value-type="float" office:value="1">
            <text:p>1</text:p>
          </table:table-cell>
          <table:table-cell office:value-type="float" office:value="4740">
            <text:p>4740</text:p>
          </table:table-cell>
          <table:table-cell office:value-type="float" office:value="4895">
            <text:p>4895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3.16649642492339">
            <text:p>-3.1664964249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421">
            <text:p>2421</text:p>
          </table:table-cell>
          <table:table-cell table:formula="of:=IF(AND([.B229]&gt;[.E229];[.H229]=1);1;&quot;&quot;)" office:value-type="float" office:value="1">
            <text:p>1</text:p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1.61090458488229">
            <text:p>1.6109045849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30070">
            <text:p>30070</text:p>
          </table:table-cell>
          <table:table-cell office:value-type="float" office:value="1">
            <text:p>1</text:p>
          </table:table-cell>
          <table:table-cell office:value-type="float" office:value="29558">
            <text:p>29558</text:p>
          </table:table-cell>
          <table:table-cell office:value-type="float" office:value="29465">
            <text:p>2946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0.315628712031213">
            <text:p>0.315628712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1592">
            <text:p>1592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 office:value-type="float" office:value="1">
            <text:p>1</text:p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-3.07788944723619">
            <text:p>-3.0778894472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2014">
            <text:p>201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0.9930486593843">
            <text:p>0.9930486594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189393939393938">
            <text:p>-0.1893939394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number-columns-repeated="2" office:value-type="float" office:value="1760">
            <text:p>176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0">
            <text:p>0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909">
            <text:p>1909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98">
            <text:p>1898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1.68598524762909">
            <text:p>-1.6859852476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484">
            <text:p>484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0.206611570247929">
            <text:p>0.2066115702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B237]&gt;[.E237];[.H237]=1);1;&quot;&quot;)" office:value-type="float" office:value="1">
            <text:p>1</text:p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-0.342857142857142">
            <text:p>-0.3428571429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406">
            <text:p>7406</text:p>
          </table:table-cell>
          <table:table-cell office:value-type="float" office:value="0">
            <text:p>0</text:p>
          </table:table-cell>
          <table:table-cell office:value-type="float" office:value="7337">
            <text:p>7337</text:p>
          </table:table-cell>
          <table:table-cell office:value-type="float" office:value="7238">
            <text:p>7238</text:p>
          </table:table-cell>
          <table:table-cell table:formula="of:=IF(AND([.B238]&gt;[.E238];[.H238]=1);1;&quot;&quot;)" office:value-type="float" office:value="1">
            <text:p>1</text:p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1.36778115501519">
            <text:p>1.367781155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515">
            <text:p>2515</text:p>
          </table:table-cell>
          <table:table-cell office:value-type="float" office:value="2526">
            <text:p>2526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435471100554238">
            <text:p>-0.4354711006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935">
            <text:p>935</text:p>
          </table:table-cell>
          <table:table-cell table:formula="of:=IF(AND([.B240]&gt;[.E240];[.H240]=1);1;&quot;&quot;)" office:value-type="float" office:value="1">
            <text:p>1</text:p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 office:value-type="float" office:value="1">
            <text:p>1</text:p>
          </table:table-cell>
          <table:table-cell/>
          <table:table-cell table:formula="of:=([.D240]/[.E240]*100)-100" office:value-type="float" office:value="-0.748663101604279">
            <text:p>-0.7486631016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49">
            <text:p>1649</text:p>
          </table:table-cell>
          <table:table-cell table:formula="of:=IF(AND([.B241]&gt;[.E241];[.H241]=1);1;&quot;&quot;)" office:value-type="float" office:value="1">
            <text:p>1</text:p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-0.0606428138265613">
            <text:p>-0.0606428138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9">
            <text:p>2389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87">
            <text:p>2387</text:p>
          </table:table-cell>
          <table:table-cell table:formula="of:=IF(AND([.B242]&gt;[.E242];[.H242]=1);1;&quot;&quot;)" office:value-type="float" office:value="1">
            <text:p>1</text:p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-1.6338500209468">
            <text:p>-1.6338500209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15">
            <text:p>4615</text:p>
          </table:table-cell>
          <table:table-cell office:value-type="float" office:value="1">
            <text:p>1</text:p>
          </table:table-cell>
          <table:table-cell office:value-type="float" office:value="4557">
            <text:p>4557</text:p>
          </table:table-cell>
          <table:table-cell office:value-type="float" office:value="4665">
            <text:p>466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2.31511254019293">
            <text:p>-2.3151125402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370">
            <text:p>2370</text:p>
          </table:table-cell>
          <table:table-cell office:value-type="float" office:value="2376">
            <text:p>237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0.252525252525245">
            <text:p>-0.2525252525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651">
            <text:p>1651</text:p>
          </table:table-cell>
          <table:table-cell office:value-type="float" office:value="1657">
            <text:p>1657</text:p>
          </table:table-cell>
          <table:table-cell table:formula="of:=IF(AND([.B245]&gt;[.E245];[.H245]=1);1;&quot;&quot;)" office:value-type="float" office:value="1">
            <text:p>1</text:p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-0.362100181050096">
            <text:p>-0.362100181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79">
            <text:p>1279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0.0781860828772523">
            <text:p>-0.0781860829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28">
            <text:p>2928</text:p>
          </table:table-cell>
          <table:table-cell office:value-type="float" office:value="1">
            <text:p>1</text:p>
          </table:table-cell>
          <table:table-cell office:value-type="float" office:value="2862">
            <text:p>2862</text:p>
          </table:table-cell>
          <table:table-cell office:value-type="float" office:value="2933">
            <text:p>2933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2.42072962836686">
            <text:p>-2.4207296284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531">
            <text:p>7531</text:p>
          </table:table-cell>
          <table:table-cell office:value-type="float" office:value="7770">
            <text:p>777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3.07593307593308">
            <text:p>-3.0759330759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35">
            <text:p>1535</text:p>
          </table:table-cell>
          <table:table-cell office:value-type="float" office:value="1494">
            <text:p>149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2.74431057563586">
            <text:p>2.7443105756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office:value-type="float" office:value="1720">
            <text:p>1720</text:p>
          </table:table-cell>
          <table:table-cell office:value-type="float" office:value="1709">
            <text:p>1709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0.643651258045637">
            <text:p>0.643651258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60">
            <text:p>560</text:p>
          </table:table-cell>
          <table:table-cell table:formula="of:=IF(AND([.B251]&gt;[.E251];[.H251]=1);1;&quot;&quot;)" office:value-type="float" office:value="1">
            <text:p>1</text:p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0.357142857142861">
            <text:p>0.357142857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453">
            <text:p>1453</text:p>
          </table:table-cell>
          <table:table-cell table:formula="of:=IF(AND([.B252]&gt;[.E252];[.H252]=1);1;&quot;&quot;)" office:value-type="float" office:value="1">
            <text:p>1</text:p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3.64762560220232">
            <text:p>3.6476256022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9">
            <text:p>2109</text:p>
          </table:table-cell>
          <table:table-cell table:formula="of:=IF(AND([.B253]&gt;[.E253];[.H253]=1);1;&quot;&quot;)" office:value-type="float" office:value="1">
            <text:p>1</text:p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-0.42674253200569">
            <text:p>-0.426742532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float" office:value="681">
            <text:p>681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0.734214390602062">
            <text:p>0.7342143906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2.86458333333334">
            <text:p>-2.8645833333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float" office:value="1207">
            <text:p>1207</text:p>
          </table:table-cell>
          <table:table-cell office:value-type="float" office:value="1211">
            <text:p>121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0.330305532617672">
            <text:p>-0.3303055326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82">
            <text:p>482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0.414937759336098">
            <text:p>-0.4149377593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90">
            <text:p>139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0.143884892086334">
            <text:p>-0.143884892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 office:value-type="float" office:value="6870">
            <text:p>6870</text:p>
          </table:table-cell>
          <table:table-cell table:formula="of:=IF(AND([.B259]&gt;[.E259];[.H259]=1);1;&quot;&quot;)" office:value-type="float" office:value="1">
            <text:p>1</text:p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1.73216885007278">
            <text:p>-1.732168850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84">
            <text:p>9584</text:p>
          </table:table-cell>
          <table:table-cell office:value-type="float" office:value="1">
            <text:p>1</text:p>
          </table:table-cell>
          <table:table-cell office:value-type="float" office:value="9533">
            <text:p>9533</text:p>
          </table:table-cell>
          <table:table-cell office:value-type="float" office:value="9506">
            <text:p>9506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0.284031138228485">
            <text:p>0.2840311382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625">
            <text:p>4625</text:p>
          </table:table-cell>
          <table:table-cell office:value-type="float" office:value="0">
            <text:p>0</text:p>
          </table:table-cell>
          <table:table-cell office:value-type="float" office:value="4525">
            <text:p>4525</text:p>
          </table:table-cell>
          <table:table-cell office:value-type="float" office:value="4560">
            <text:p>4560</text:p>
          </table:table-cell>
          <table:table-cell table:formula="of:=IF(AND([.B261]&gt;[.E261];[.H261]=1);1;&quot;&quot;)" office:value-type="float" office:value="1">
            <text:p>1</text:p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-0.767543859649123">
            <text:p>-0.7675438596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337">
            <text:p>2337</text:p>
          </table:table-cell>
          <table:table-cell office:value-type="float" office:value="0">
            <text:p>0</text:p>
          </table:table-cell>
          <table:table-cell office:value-type="float" office:value="2296">
            <text:p>2296</text:p>
          </table:table-cell>
          <table:table-cell office:value-type="float" office:value="2293">
            <text:p>2293</text:p>
          </table:table-cell>
          <table:table-cell table:formula="of:=IF(AND([.B262]&gt;[.E262];[.H262]=1);1;&quot;&quot;)" office:value-type="float" office:value="1">
            <text:p>1</text:p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0.130832969908411">
            <text:p>0.1308329699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0">
            <text:p>0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602">
            <text:p>602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4.31893687707641">
            <text:p>-4.318936877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4.71698113207549">
            <text:p>4.716981132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0.684931506849324">
            <text:p>-0.6849315068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21">
            <text:p>1121</text:p>
          </table:table-cell>
          <table:table-cell table:formula="of:=IF(AND([.B267]&gt;[.E267];[.H267]=1);1;&quot;&quot;)" office:value-type="float" office:value="1">
            <text:p>1</text:p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-1.15967885816235">
            <text:p>-1.1596788582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37">
            <text:p>1337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-2.31862378459236">
            <text:p>-2.3186237846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2.71940667490729">
            <text:p>-2.7194066749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02">
            <text:p>150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0.798934753661797">
            <text:p>0.7989347537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3111">
            <text:p>3111</text:p>
          </table:table-cell>
          <table:table-cell office:value-type="float" office:value="3162">
            <text:p>3162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1.61290322580645">
            <text:p>-1.6129032258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float" office:value="7550">
            <text:p>7550</text:p>
          </table:table-cell>
          <table:table-cell table:formula="of:=IF(AND([.B272]&gt;[.E272];[.H272]=1);1;&quot;&quot;)" office:value-type="float" office:value="1">
            <text:p>1</text:p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0.066225165562912">
            <text:p>0.0662251656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1426">
            <text:p>1426</text:p>
          </table:table-cell>
          <table:table-cell table:formula="of:=IF(AND([.B273]&gt;[.E273];[.H273]=1);1;&quot;&quot;)" office:value-type="float" office:value="1">
            <text:p>1</text:p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-1.4726507713885">
            <text:p>-1.4726507714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305">
            <text:p>4305</text:p>
          </table:table-cell>
          <table:table-cell office:value-type="float" office:value="1">
            <text:p>1</text:p>
          </table:table-cell>
          <table:table-cell office:value-type="float" office:value="4220">
            <text:p>4220</text:p>
          </table:table-cell>
          <table:table-cell office:value-type="float" office:value="4275">
            <text:p>427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1.28654970760233">
            <text:p>-1.2865497076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8260">
            <text:p>58260</text:p>
          </table:table-cell>
          <table:table-cell office:value-type="float" office:value="1">
            <text:p>1</text:p>
          </table:table-cell>
          <table:table-cell office:value-type="float" office:value="56794">
            <text:p>56794</text:p>
          </table:table-cell>
          <table:table-cell office:value-type="float" office:value="56390">
            <text:p>5639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0.716439084944142">
            <text:p>0.7164390849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450">
            <text:p>7450</text:p>
          </table:table-cell>
          <table:table-cell office:value-type="float" office:value="1">
            <text:p>1</text:p>
          </table:table-cell>
          <table:table-cell office:value-type="float" office:value="7405">
            <text:p>7405</text:p>
          </table:table-cell>
          <table:table-cell office:value-type="float" office:value="7360">
            <text:p>73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0.611413043478265">
            <text:p>0.6114130435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95">
            <text:p>5495</text:p>
          </table:table-cell>
          <table:table-cell office:value-type="float" office:value="1">
            <text:p>1</text:p>
          </table:table-cell>
          <table:table-cell office:value-type="float" office:value="5375">
            <text:p>5375</text:p>
          </table:table-cell>
          <table:table-cell office:value-type="float" office:value="5429">
            <text:p>5429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0.994658316448707">
            <text:p>-0.9946583164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384">
            <text:p>2384</text:p>
          </table:table-cell>
          <table:table-cell office:value-type="float" office:value="2363">
            <text:p>2363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0.888700804062623">
            <text:p>0.888700804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334">
            <text:p>2334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0.685518423307613">
            <text:p>0.6855184233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370">
            <text:p>20370</text:p>
          </table:table-cell>
          <table:table-cell office:value-type="float" office:value="0">
            <text:p>0</text:p>
          </table:table-cell>
          <table:table-cell office:value-type="float" office:value="19845">
            <text:p>19845</text:p>
          </table:table-cell>
          <table:table-cell office:value-type="float" office:value="19715">
            <text:p>19715</text:p>
          </table:table-cell>
          <table:table-cell table:formula="of:=IF(AND([.B280]&gt;[.E280];[.H280]=1);1;&quot;&quot;)" office:value-type="float" office:value="1">
            <text:p>1</text:p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0.659396398681196">
            <text:p>0.6593963987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710">
            <text:p>6710</text:p>
          </table:table-cell>
          <table:table-cell office:value-type="float" office:value="1">
            <text:p>1</text:p>
          </table:table-cell>
          <table:table-cell office:value-type="float" office:value="6555">
            <text:p>6555</text:p>
          </table:table-cell>
          <table:table-cell office:value-type="float" office:value="6590">
            <text:p>659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0.531107738998486">
            <text:p>-0.531107739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float" office:value="6004">
            <text:p>6004</text:p>
          </table:table-cell>
          <table:table-cell office:value-type="float" office:value="5955">
            <text:p>595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0.822837951301423">
            <text:p>0.8228379513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95">
            <text:p>17595</text:p>
          </table:table-cell>
          <table:table-cell office:value-type="float" office:value="0">
            <text:p>0</text:p>
          </table:table-cell>
          <table:table-cell office:value-type="float" office:value="17139">
            <text:p>17139</text:p>
          </table:table-cell>
          <table:table-cell office:value-type="float" office:value="17550">
            <text:p>17550</text:p>
          </table:table-cell>
          <table:table-cell table:formula="of:=IF(AND([.B283]&gt;[.E283];[.H283]=1);1;&quot;&quot;)" office:value-type="float" office:value="1">
            <text:p>1</text:p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  <table:table-cell table:formula="of:=([.D283]/[.E283]*100)-100" office:value-type="float" office:value="-2.34188034188034">
            <text:p>-2.3418803419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354">
            <text:p>8354</text:p>
          </table:table-cell>
          <table:table-cell office:value-type="float" office:value="1">
            <text:p>1</text:p>
          </table:table-cell>
          <table:table-cell office:value-type="float" office:value="8254">
            <text:p>8254</text:p>
          </table:table-cell>
          <table:table-cell office:value-type="float" office:value="8172">
            <text:p>8172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1.0034263338228">
            <text:p>1.0034263338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IF(AND([.B285]&gt;[.E285];[.H285]=1);1;&quot;&quot;)" office:value-type="float" office:value="1">
            <text:p>1</text:p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 office:value-type="float" office:value="1">
            <text:p>1</text:p>
          </table:table-cell>
          <table:table-cell/>
          <table:table-cell table:formula="of:=([.D285]/[.E285]*100)-100" office:value-type="float" office:value="-1.5873015873016">
            <text:p>-1.5873015873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1.20898100172711">
            <text:p>1.2089810017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table:number-columns-repeated="2" office:value-type="float" office:value="459">
            <text:p>459</text:p>
          </table:table-cell>
          <table:table-cell table:formula="of:=IF(AND([.B287]&gt;[.E287];[.H287]=1);1;&quot;&quot;)" office:value-type="float" office:value="1">
            <text:p>1</text:p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0">
            <text:p>0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table:formula="of:=IF(AND([.B288]&gt;[.E288];[.H288]=1);1;&quot;&quot;)" office:value-type="float" office:value="1">
            <text:p>1</text:p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0.797872340425542">
            <text:p>0.7978723404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86">
            <text:p>88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0.902934537246054">
            <text:p>-0.9029345372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44">
            <text:p>744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0.268817204301072">
            <text:p>-0.2688172043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1097">
            <text:p>1097</text:p>
          </table:table-cell>
          <table:table-cell table:formula="of:=IF(AND([.B291]&gt;[.E291];[.H291]=1);1;&quot;&quot;)" office:value-type="float" office:value="1">
            <text:p>1</text:p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0.91157702825889">
            <text:p>-0.9115770283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346">
            <text:p>7346</text:p>
          </table:table-cell>
          <table:table-cell office:value-type="float" office:value="1">
            <text:p>1</text:p>
          </table:table-cell>
          <table:table-cell office:value-type="float" office:value="7187">
            <text:p>7187</text:p>
          </table:table-cell>
          <table:table-cell office:value-type="float" office:value="7192">
            <text:p>7192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0.069521690767516">
            <text:p>-0.0695216908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 office:value-type="float" office:value="1336">
            <text:p>133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1.72155688622755">
            <text:p>-1.7215568862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931">
            <text:p>931</text:p>
          </table:table-cell>
          <table:table-cell table:formula="of:=IF(AND([.B294]&gt;[.E294];[.H294]=1);1;&quot;&quot;)" office:value-type="float" office:value="1">
            <text:p>1</text:p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0.859291084854988">
            <text:p>0.8592910849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86">
            <text:p>2986</text:p>
          </table:table-cell>
          <table:table-cell office:value-type="float" office:value="3000">
            <text:p>3000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0.466666666666669">
            <text:p>-0.4666666667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table:formula="of:=IF(AND([.B296]&gt;[.E296];[.H296]=1);1;&quot;&quot;)" office:value-type="float" office:value="1">
            <text:p>1</text:p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-0.279329608938554">
            <text:p>-0.2793296089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064">
            <text:p>1064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0.845864661654133">
            <text:p>0.8458646617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8">
            <text:p>848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2.94811320754717">
            <text:p>-2.9481132075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380">
            <text:p>4380</text:p>
          </table:table-cell>
          <table:table-cell table:formula="of:=IF(AND([.B299]&gt;[.E299];[.H299]=1);1;&quot;&quot;)" office:value-type="float" office:value="1">
            <text:p>1</text:p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-0.570776255707756">
            <text:p>-0.5707762557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float" office:value="2090">
            <text:p>2090</text:p>
          </table:table-cell>
          <table:table-cell table:formula="of:=IF(AND([.B300]&gt;[.E300];[.H300]=1);1;&quot;&quot;)" office:value-type="float" office:value="1">
            <text:p>1</text:p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0.622009569377994">
            <text:p>-0.6220095694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 office:value-type="float" office:value="1483">
            <text:p>1483</text:p>
          </table:table-cell>
          <table:table-cell table:formula="of:=IF(AND([.B301]&gt;[.E301];[.H301]=1);1;&quot;&quot;)" office:value-type="float" office:value="1">
            <text:p>1</text:p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0.606877950101151">
            <text:p>0.606877950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59">
            <text:p>3859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824">
            <text:p>3824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1.38598326359832">
            <text:p>-1.3859832636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129">
            <text:p>4129</text:p>
          </table:table-cell>
          <table:table-cell table:formula="of:=IF(AND([.B303]&gt;[.E303];[.H303]=1);1;&quot;&quot;)" office:value-type="float" office:value="1">
            <text:p>1</text:p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-1.93751513683701">
            <text:p>-1.9375151368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94">
            <text:p>4294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4270">
            <text:p>4270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2.06088992974239">
            <text:p>-2.0608899297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office:value-type="float" office:value="2343">
            <text:p>2343</text:p>
          </table:table-cell>
          <table:table-cell table:formula="of:=IF(AND([.B305]&gt;[.E305];[.H305]=1);1;&quot;&quot;)" office:value-type="float" office:value="1">
            <text:p>1</text:p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-1.2377294067435">
            <text:p>-1.2377294067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093">
            <text:p>4093</text:p>
          </table:table-cell>
          <table:table-cell office:value-type="float" office:value="4160">
            <text:p>4160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1.61057692307692">
            <text:p>-1.610576923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775">
            <text:p>2775</text:p>
          </table:table-cell>
          <table:table-cell table:formula="of:=IF(AND([.B307]&gt;[.E307];[.H307]=1);1;&quot;&quot;)" office:value-type="float" office:value="1">
            <text:p>1</text:p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-0.900900900900908">
            <text:p>-0.9009009009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688">
            <text:p>3688</text:p>
          </table:table-cell>
          <table:table-cell office:value-type="float" office:value="3775">
            <text:p>3775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2.3046357615894">
            <text:p>-2.3046357616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49">
            <text:p>2149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  <table:table-cell table:formula="of:=IF(AND([.B309]&gt;[.E309];[.H309]=1);1;&quot;&quot;)" office:value-type="float" office:value="1">
            <text:p>1</text:p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0.0475963826749251">
            <text:p>-0.0475963827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396">
            <text:p>2396</text:p>
          </table:table-cell>
          <table:table-cell office:value-type="float" office:value="2377">
            <text:p>2377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0.799326882625167">
            <text:p>0.7993268826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850">
            <text:p>1850</text:p>
          </table:table-cell>
          <table:table-cell table:formula="of:=IF(AND([.B311]&gt;[.E311];[.H311]=1);1;&quot;&quot;)" office:value-type="float" office:value="1">
            <text:p>1</text:p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 office:value-type="float" office:value="1">
            <text:p>1</text:p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-1.51351351351352">
            <text:p>-1.5135135135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280">
            <text:p>16280</text:p>
          </table:table-cell>
          <table:table-cell office:value-type="float" office:value="1">
            <text:p>1</text:p>
          </table:table-cell>
          <table:table-cell office:value-type="float" office:value="15948">
            <text:p>15948</text:p>
          </table:table-cell>
          <table:table-cell office:value-type="float" office:value="16330">
            <text:p>1633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2.33925290875689">
            <text:p>-2.3392529088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3233">
            <text:p>3233</text:p>
          </table:table-cell>
          <table:table-cell office:value-type="float" office:value="3255">
            <text:p>325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0.675883256528422">
            <text:p>-0.6758832565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871">
            <text:p>871</text:p>
          </table:table-cell>
          <table:table-cell table:formula="of:=IF(AND([.B314]&gt;[.E314];[.H314]=1);1;&quot;&quot;)" office:value-type="float" office:value="1">
            <text:p>1</text:p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0.344431687715272">
            <text:p>-0.3444316877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  <table:table-cell office:value-type="float" office:value="2494">
            <text:p>2494</text:p>
          </table:table-cell>
          <table:table-cell office:value-type="float" office:value="2625">
            <text:p>2625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4.99047619047619">
            <text:p>-4.9904761905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730">
            <text:p>26730</text:p>
          </table:table-cell>
          <table:table-cell office:value-type="float" office:value="1">
            <text:p>1</text:p>
          </table:table-cell>
          <table:table-cell office:value-type="float" office:value="26062">
            <text:p>26062</text:p>
          </table:table-cell>
          <table:table-cell office:value-type="float" office:value="26960">
            <text:p>269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33086053412462">
            <text:p>-3.330860534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485">
            <text:p>4485</text:p>
          </table:table-cell>
          <table:table-cell office:value-type="float" office:value="0">
            <text:p>0</text:p>
          </table:table-cell>
          <table:table-cell office:value-type="float" office:value="4420">
            <text:p>4420</text:p>
          </table:table-cell>
          <table:table-cell office:value-type="float" office:value="4595">
            <text:p>459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3.80848748639826">
            <text:p>-3.8084874864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1">
            <text:p>2101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0.713945740123762">
            <text:p>-0.713945740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289">
            <text:p>2289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4.71821756225425">
            <text:p>-4.7182175623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23">
            <text:p>723</text:p>
          </table:table-cell>
          <table:table-cell office:value-type="float" office:value="736">
            <text:p>736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1.76630434782609">
            <text:p>-1.7663043478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38">
            <text:p>1138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31810193321617">
            <text:p>1.3181019332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2.1680216802168">
            <text:p>-2.1680216802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5">
            <text:p>1715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float" office:value="1718">
            <text:p>1718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1.0477299185099">
            <text:p>-1.0477299185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4790">
            <text:p>479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40083507306889">
            <text:p>-2.400835073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394">
            <text:p>1394</text:p>
          </table:table-cell>
          <table:table-cell table:formula="of:=IF(AND([.B326]&gt;[.E326];[.H326]=1);1;&quot;&quot;)" office:value-type="float" office:value="1">
            <text:p>1</text:p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1.07604017216643">
            <text:p>-1.0760401722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780">
            <text:p>5780</text:p>
          </table:table-cell>
          <table:table-cell office:value-type="float" office:value="1">
            <text:p>1</text:p>
          </table:table-cell>
          <table:table-cell office:value-type="float" office:value="5760">
            <text:p>5760</text:p>
          </table:table-cell>
          <table:table-cell office:value-type="float" office:value="5860">
            <text:p>586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1.70648464163823">
            <text:p>-1.7064846416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785">
            <text:p>1785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2.57703081232493">
            <text:p>-2.5770308123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65">
            <text:p>1565</text:p>
          </table:table-cell>
          <table:table-cell office:value-type="float" office:value="1">
            <text:p>1</text:p>
          </table:table-cell>
          <table:table-cell office:value-type="float" office:value="1547">
            <text:p>1547</text:p>
          </table:table-cell>
          <table:table-cell office:value-type="float" office:value="1555">
            <text:p>1555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0.514469453376208">
            <text:p>-0.5144694534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21">
            <text:p>4721</text:p>
          </table:table-cell>
          <table:table-cell office:value-type="float" office:value="1">
            <text:p>1</text:p>
          </table:table-cell>
          <table:table-cell office:value-type="float" office:value="4708">
            <text:p>4708</text:p>
          </table:table-cell>
          <table:table-cell office:value-type="float" office:value="4749">
            <text:p>4749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0.86333965045273">
            <text:p>-0.8633396505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700">
            <text:p>3700</text:p>
          </table:table-cell>
          <table:table-cell office:value-type="float" office:value="3707">
            <text:p>3707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0.188831939573774">
            <text:p>-0.1888319396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85">
            <text:p>1185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1.51898734177215">
            <text:p>-1.5189873418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40">
            <text:p>2840</text:p>
          </table:table-cell>
          <table:table-cell office:value-type="float" office:value="1">
            <text:p>1</text:p>
          </table:table-cell>
          <table:table-cell office:value-type="float" office:value="2791">
            <text:p>2791</text:p>
          </table:table-cell>
          <table:table-cell office:value-type="float" office:value="2808">
            <text:p>2808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0.605413105413106">
            <text:p>-0.6054131054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71">
            <text:p>1571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0.194049159120311">
            <text:p>0.194049159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550">
            <text:p>3550</text:p>
          </table:table-cell>
          <table:table-cell table:formula="of:=IF(AND([.B335]&gt;[.E335];[.H335]=1);1;&quot;&quot;)" office:value-type="float" office:value="1">
            <text:p>1</text:p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-1.1549295774648">
            <text:p>-1.1549295775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55">
            <text:p>4255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210">
            <text:p>421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0.0475059382422813">
            <text:p>0.0475059382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4170">
            <text:p>24170</text:p>
          </table:table-cell>
          <table:table-cell office:value-type="float" office:value="0">
            <text:p>0</text:p>
          </table:table-cell>
          <table:table-cell office:value-type="float" office:value="23774">
            <text:p>23774</text:p>
          </table:table-cell>
          <table:table-cell office:value-type="float" office:value="25010">
            <text:p>2501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4.94202319072372">
            <text:p>-4.9420231907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855">
            <text:p>4855</text:p>
          </table:table-cell>
          <table:table-cell office:value-type="float" office:value="1">
            <text:p>1</text:p>
          </table:table-cell>
          <table:table-cell office:value-type="float" office:value="4719">
            <text:p>4719</text:p>
          </table:table-cell>
          <table:table-cell office:value-type="float" office:value="4740">
            <text:p>474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0.443037974683548">
            <text:p>-0.4430379747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office:value-type="float" office:value="1427">
            <text:p>1427</text:p>
          </table:table-cell>
          <table:table-cell office:value-type="float" office:value="1455">
            <text:p>145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1.92439862542956">
            <text:p>-1.9243986254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665">
            <text:p>66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0.601503759398497">
            <text:p>-0.6015037594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41">
            <text:p>1441</text:p>
          </table:table-cell>
          <table:table-cell office:value-type="float" office:value="1466">
            <text:p>1466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1.70532060027286">
            <text:p>-1.7053206003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office:value-type="float" office:value="2794">
            <text:p>2794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2.00429491768075">
            <text:p>-2.0042949177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1.6042780748663">
            <text:p>-1.6042780749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20">
            <text:p>5520</text:p>
          </table:table-cell>
          <table:table-cell office:value-type="float" office:value="5620">
            <text:p>562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1.77935943060498">
            <text:p>-1.7793594306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1578">
            <text:p>1578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1.7743979721166">
            <text:p>-1.774397972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29">
            <text:p>2729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0.513008427995601">
            <text:p>0.513008428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1.42857142857142">
            <text:p>-1.4285714286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50">
            <text:p>950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0.736842105263165">
            <text:p>-0.7368421053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287">
            <text:p>1287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1.63170163170163">
            <text:p>-1.6317016317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87">
            <text:p>1287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0.699300699300693">
            <text:p>-0.6993006993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office:value-type="float" office:value="2229">
            <text:p>2229</text:p>
          </table:table-cell>
          <table:table-cell office:value-type="float" office:value="2255">
            <text:p>2255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1.15299334811529">
            <text:p>-1.1529933481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26">
            <text:p>726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1.65289256198346">
            <text:p>-1.652892562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3">
            <text:p>1683</text:p>
          </table:table-cell>
          <table:table-cell office:value-type="float" office:value="1">
            <text:p>1</text:p>
          </table:table-cell>
          <table:table-cell office:value-type="float" office:value="1653">
            <text:p>1653</text:p>
          </table:table-cell>
          <table:table-cell office:value-type="float" office:value="1688">
            <text:p>1688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2.07345971563981">
            <text:p>-2.0734597156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68">
            <text:p>2668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0.187406296851563">
            <text:p>0.1874062969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915">
            <text:p>3915</text:p>
          </table:table-cell>
          <table:table-cell office:value-type="float" office:value="0">
            <text:p>0</text:p>
          </table:table-cell>
          <table:table-cell office:value-type="float" office:value="3823">
            <text:p>3823</text:p>
          </table:table-cell>
          <table:table-cell office:value-type="float" office:value="4005">
            <text:p>400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4.54431960049938">
            <text:p>-4.5443196005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8">
            <text:p>1128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1.24113475177306">
            <text:p>-1.2411347518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938">
            <text:p>2938</text:p>
          </table:table-cell>
          <table:table-cell office:value-type="float" office:value="2961">
            <text:p>296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0.776764606551836">
            <text:p>-0.7767646066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0.819672131147541">
            <text:p>-0.819672131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704">
            <text:p>2704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0.443786982248511">
            <text:p>-0.4437869822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420">
            <text:p>11420</text:p>
          </table:table-cell>
          <table:table-cell office:value-type="float" office:value="1">
            <text:p>1</text:p>
          </table:table-cell>
          <table:table-cell office:value-type="float" office:value="11301">
            <text:p>11301</text:p>
          </table:table-cell>
          <table:table-cell office:value-type="float" office:value="11210">
            <text:p>1121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811775200713655">
            <text:p>0.8117752007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0">
            <text:p>1050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0.380952380952365">
            <text:p>0.38095238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428">
            <text:p>2428</text:p>
          </table:table-cell>
          <table:table-cell office:value-type="float" office:value="2430">
            <text:p>2430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0.0823045267489704">
            <text:p>-0.0823045267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 office:value-type="float" office:value="1821">
            <text:p>1821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0.164744645799004">
            <text:p>0.1647446458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0.663129973474796">
            <text:p>0.6631299735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60">
            <text:p>5260</text:p>
          </table:table-cell>
          <table:table-cell office:value-type="float" office:value="1">
            <text:p>1</text:p>
          </table:table-cell>
          <table:table-cell office:value-type="float" office:value="5171">
            <text:p>5171</text:p>
          </table:table-cell>
          <table:table-cell office:value-type="float" office:value="5200">
            <text:p>520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0.557692307692307">
            <text:p>-0.5576923077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55">
            <text:p>3755</text:p>
          </table:table-cell>
          <table:table-cell office:value-type="float" office:value="3870">
            <text:p>3870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-2.97157622739019">
            <text:p>-2.9715762274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0.381679389312978">
            <text:p>-0.3816793893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44">
            <text:p>444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1.12612612612612">
            <text:p>-1.126126126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00">
            <text:p>80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0.374999999999986">
            <text:p>0.375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float" office:value="613">
            <text:p>613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1.14192495921697">
            <text:p>-1.1419249592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0.598802395209574">
            <text:p>0.5988023952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5035">
            <text:p>5035</text:p>
          </table:table-cell>
          <table:table-cell office:value-type="float" office:value="1">
            <text:p>1</text:p>
          </table:table-cell>
          <table:table-cell office:value-type="float" office:value="4940">
            <text:p>4940</text:p>
          </table:table-cell>
          <table:table-cell office:value-type="float" office:value="4964">
            <text:p>4964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0.483481063658346">
            <text:p>-0.4834810637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37">
            <text:p>337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2.6706231454006">
            <text:p>-2.6706231454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table:number-columns-repeated="2" office:value-type="float" office:value="885">
            <text:p>88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0">
            <text:p>0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42">
            <text:p>742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0.404312668463618">
            <text:p>-0.4043126685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0.616332819722658">
            <text:p>-0.6163328197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11">
            <text:p>811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0.986436498150439">
            <text:p>-0.9864364982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603">
            <text:p>603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1.82421227197347">
            <text:p>-1.824212272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81">
            <text:p>1281</text:p>
          </table:table-cell>
          <table:table-cell office:value-type="float" office:value="1280">
            <text:p>1280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0.078125">
            <text:p>0.078125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0">
            <text:p>0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43">
            <text:p>2343</text:p>
          </table:table-cell>
          <table:table-cell office:value-type="float" office:value="2326">
            <text:p>2326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0.730868443680137">
            <text:p>0.7308684437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38">
            <text:p>838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0.238663484486878">
            <text:p>-0.2386634845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2.1897810218978">
            <text:p>-2.1897810219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86">
            <text:p>686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3.20699708454811">
            <text:p>-3.2069970845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9">
            <text:p>179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3.61311839911062">
            <text:p>-3.6131183991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92">
            <text:p>139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360">
            <text:p>1360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0.441176470588232">
            <text:p>0.4411764706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float" office:value="518">
            <text:p>518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1.15830115830116">
            <text:p>1.1583011583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0.403225806451616">
            <text:p>-0.4032258065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98">
            <text:p>1498</text:p>
          </table:table-cell>
          <table:table-cell table:formula="of:=IF(AND([.B389]&gt;[.E389];[.H389]=1);1;&quot;&quot;)" office:value-type="float" office:value="1">
            <text:p>1</text:p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0.333778371161557">
            <text:p>-0.3337783712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677">
            <text:p>4677</text:p>
          </table:table-cell>
          <table:table-cell office:value-type="float" office:value="4740">
            <text:p>474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1.32911392405063">
            <text:p>-1.329113924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496">
            <text:p>2496</text:p>
          </table:table-cell>
          <table:table-cell office:value-type="float" office:value="2507">
            <text:p>2507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0.438771439968093">
            <text:p>-0.43877144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29">
            <text:p>3729</text:p>
          </table:table-cell>
          <table:table-cell office:value-type="float" office:value="3745">
            <text:p>374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0.427236315086788">
            <text:p>-0.427236315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6">
            <text:p>1476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0.609756097560975">
            <text:p>0.6097560976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float" office:value="1030">
            <text:p>103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2.23300970873787">
            <text:p>-2.2330097087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469">
            <text:p>469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0.426439232409379">
            <text:p>-0.4264392324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488">
            <text:p>488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0.819672131147541">
            <text:p>-0.8196721311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float" office:value="638">
            <text:p>63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2.82131661442007">
            <text:p>-2.8213166144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3388">
            <text:p>3388</text:p>
          </table:table-cell>
          <table:table-cell office:value-type="float" office:value="3395">
            <text:p>3395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0.206185567010309">
            <text:p>-0.206185567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56">
            <text:p>2756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 office:value-type="float" office:value="1">
            <text:p>1</text:p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-1.37880986937591">
            <text:p>-1.3788098694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49">
            <text:p>549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0.728597449908918">
            <text:p>0.7285974499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55">
            <text:p>2955</text:p>
          </table:table-cell>
          <table:table-cell office:value-type="float" office:value="1">
            <text:p>1</text:p>
          </table:table-cell>
          <table:table-cell office:value-type="float" office:value="2901">
            <text:p>2901</text:p>
          </table:table-cell>
          <table:table-cell office:value-type="float" office:value="2921">
            <text:p>2921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0.684697021567956">
            <text:p>-0.6846970216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51">
            <text:p>1651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4">
            <text:p>1634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0.42839657282741">
            <text:p>-0.4283965728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0.511945392491469">
            <text:p>0.5119453925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float" office:value="842">
            <text:p>842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0.475059382422799">
            <text:p>-0.4750593824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766">
            <text:p>766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0.391644908616186">
            <text:p>-0.3916449086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table:formula="of:=IF(AND([.B406]&gt;[.E406];[.H406]=1);1;&quot;&quot;)" office:value-type="float" office:value="1">
            <text:p>1</text:p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0">
            <text:p>0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10">
            <text:p>810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0.246913580246911">
            <text:p>-0.2469135802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54">
            <text:p>1054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1.80265654648957">
            <text:p>-1.8026565465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43">
            <text:p>3743</text:p>
          </table:table-cell>
          <table:table-cell office:value-type="float" office:value="3780">
            <text:p>378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0.978835978835974">
            <text:p>-0.9788359788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234">
            <text:p>2234</text:p>
          </table:table-cell>
          <table:table-cell office:value-type="float" office:value="2274">
            <text:p>2274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1.75901495162709">
            <text:p>-1.7590149516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206">
            <text:p>2206</text:p>
          </table:table-cell>
          <table:table-cell office:value-type="float" office:value="2212">
            <text:p>2212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0.27124773960216">
            <text:p>-0.2712477396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96">
            <text:p>4896</text:p>
          </table:table-cell>
          <table:table-cell office:value-type="float" office:value="1">
            <text:p>1</text:p>
          </table:table-cell>
          <table:table-cell office:value-type="float" office:value="4841">
            <text:p>4841</text:p>
          </table:table-cell>
          <table:table-cell office:value-type="float" office:value="4876">
            <text:p>487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0.717801476620181">
            <text:p>-0.7178014766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47">
            <text:p>1647</text:p>
          </table:table-cell>
          <table:table-cell office:value-type="float" office:value="1">
            <text:p>1</text:p>
          </table:table-cell>
          <table:table-cell office:value-type="float" office:value="1620">
            <text:p>1620</text:p>
          </table:table-cell>
          <table:table-cell office:value-type="float" office:value="1634">
            <text:p>1634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0.856793145654834">
            <text:p>-0.8567931457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360">
            <text:p>3360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0.416666666666671">
            <text:p>0.4166666667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office:value-type="float" office:value="2617">
            <text:p>2617</text:p>
          </table:table-cell>
          <table:table-cell office:value-type="float" office:value="2609">
            <text:p>2609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0.306630893062461">
            <text:p>0.306630893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65">
            <text:p>4165</text:p>
          </table:table-cell>
          <table:table-cell office:value-type="float" office:value="1">
            <text:p>1</text:p>
          </table:table-cell>
          <table:table-cell office:value-type="float" office:value="4119">
            <text:p>4119</text:p>
          </table:table-cell>
          <table:table-cell office:value-type="float" office:value="4101">
            <text:p>4101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0.438917337234827">
            <text:p>0.4389173372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2.63157894736842">
            <text:p>-2.6315789474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3.05084745762711">
            <text:p>-3.0508474576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2">
            <text:p>3132</text:p>
          </table:table-cell>
          <table:table-cell office:value-type="float" office:value="3195">
            <text:p>319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1.97183098591549">
            <text:p>-1.9718309859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float" office:value="12354">
            <text:p>12354</text:p>
          </table:table-cell>
          <table:table-cell office:value-type="float" office:value="12710">
            <text:p>1271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80094413847364">
            <text:p>-2.8009441385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7.92792792792793">
            <text:p>-7.9279279279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2045">
            <text:p>2045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0.342298288508559">
            <text:p>-0.3422982885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33">
            <text:p>1133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0.441306266548978">
            <text:p>-0.4413062665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0.369685767097977">
            <text:p>-0.3696857671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91">
            <text:p>691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289435600578869">
            <text:p>-0.2894356006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861">
            <text:p>861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0.232288037166086">
            <text:p>-0.2322880372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0902527075812287">
            <text:p>-0.0902527076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office:value-type="float" office:value="910">
            <text:p>910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0.879120879120876">
            <text:p>0.8791208791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1294">
            <text:p>1294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2.24111282843896">
            <text:p>2.2411128284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65">
            <text:p>11265</text:p>
          </table:table-cell>
          <table:table-cell office:value-type="float" office:value="1">
            <text:p>1</text:p>
          </table:table-cell>
          <table:table-cell office:value-type="float" office:value="11198">
            <text:p>11198</text:p>
          </table:table-cell>
          <table:table-cell office:value-type="float" office:value="11205">
            <text:p>1120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0.0624721106648849">
            <text:p>-0.0624721107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90">
            <text:p>8190</text:p>
          </table:table-cell>
          <table:table-cell office:value-type="float" office:value="1">
            <text:p>1</text:p>
          </table:table-cell>
          <table:table-cell office:value-type="float" office:value="8122">
            <text:p>8122</text:p>
          </table:table-cell>
          <table:table-cell office:value-type="float" office:value="8188">
            <text:p>8188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0.806057645334633">
            <text:p>-0.8060576453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960">
            <text:p>19960</text:p>
          </table:table-cell>
          <table:table-cell office:value-type="float" office:value="1">
            <text:p>1</text:p>
          </table:table-cell>
          <table:table-cell office:value-type="float" office:value="19725">
            <text:p>19725</text:p>
          </table:table-cell>
          <table:table-cell office:value-type="float" office:value="19885">
            <text:p>19885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0.804626602967062">
            <text:p>-0.804626603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1.6260162601626">
            <text:p>-1.6260162602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1.38568129330254">
            <text:p>-1.3856812933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0.137362637362642">
            <text:p>-0.1373626374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82">
            <text:p>782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1.40664961636828">
            <text:p>-1.4066496164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0.207039337474129">
            <text:p>-0.2070393375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8">
            <text:p>588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1.0204081632653">
            <text:p>-1.0204081633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328">
            <text:p>2328</text:p>
          </table:table-cell>
          <table:table-cell office:value-type="float" office:value="2366">
            <text:p>2366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1.60608622147083">
            <text:p>-1.6060862215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10">
            <text:p>610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2.29508196721312">
            <text:p>-2.2950819672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855">
            <text:p>855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 office:value-type="float" office:value="1">
            <text:p>1</text:p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2.45614035087719">
            <text:p>-2.4561403509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55">
            <text:p>1355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347">
            <text:p>134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0.445434298440986">
            <text:p>-0.4454342984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float" office:value="2050">
            <text:p>2050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2.97560975609757">
            <text:p>-2.975609756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0.281690140845072">
            <text:p>0.2816901408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491">
            <text:p>1491</text:p>
          </table:table-cell>
          <table:table-cell office:value-type="float" office:value="1463">
            <text:p>1463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1.91387559808614">
            <text:p>1.9138755981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16">
            <text:p>1016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0.196850393700785">
            <text:p>0.1968503937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80">
            <text:p>4580</text:p>
          </table:table-cell>
          <table:table-cell office:value-type="float" office:value="0">
            <text:p>0</text:p>
          </table:table-cell>
          <table:table-cell office:value-type="float" office:value="4513">
            <text:p>4513</text:p>
          </table:table-cell>
          <table:table-cell office:value-type="float" office:value="4545">
            <text:p>4545</text:p>
          </table:table-cell>
          <table:table-cell table:formula="of:=IF(AND([.B447]&gt;[.E447];[.H447]=1);1;&quot;&quot;)" office:value-type="float" office:value="1">
            <text:p>1</text:p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0.704070407040703">
            <text:p>-0.704070407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093">
            <text:p>2093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3">
            <text:p>2103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0.808368996671433">
            <text:p>-0.8083689967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299">
            <text:p>129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3.07929176289453">
            <text:p>-3.0792917629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7923">
            <text:p>7923</text:p>
          </table:table-cell>
          <table:table-cell office:value-type="float" office:value="8080">
            <text:p>808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9430693069307">
            <text:p>-1.9430693069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538">
            <text:p>2538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 office:value-type="float" office:value="1">
            <text:p>1</text:p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-0.709219858156033">
            <text:p>-0.7092198582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30">
            <text:p>1730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2.13872832369942">
            <text:p>-2.1387283237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28">
            <text:p>1428</text:p>
          </table:table-cell>
          <table:table-cell office:value-type="float" office:value="1">
            <text:p>1</text:p>
          </table:table-cell>
          <table:table-cell office:value-type="float" office:value="1429">
            <text:p>1429</text:p>
          </table:table-cell>
          <table:table-cell office:value-type="float" office:value="1435">
            <text:p>143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 office:value-type="float" office:value="1">
            <text:p>1</text:p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 office:value-type="float" office:value="1">
            <text:p>1</text:p>
          </table:table-cell>
          <table:table-cell/>
          <table:table-cell table:formula="of:=([.D454]/[.E454]*100)-100" office:value-type="float" office:value="-0.41811846689896">
            <text:p>-0.4181184669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30">
            <text:p>830</text:p>
          </table:table-cell>
          <table:table-cell table:formula="of:=IF(AND([.B455]&gt;[.E455];[.H455]=1);1;&quot;&quot;)" office:value-type="float" office:value="1">
            <text:p>1</text:p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0.722891566265062">
            <text:p>0.7228915663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51">
            <text:p>1551</text:p>
          </table:table-cell>
          <table:table-cell office:value-type="float" office:value="1">
            <text:p>1</text:p>
          </table:table-cell>
          <table:table-cell office:value-type="float" office:value="1528">
            <text:p>1528</text:p>
          </table:table-cell>
          <table:table-cell office:value-type="float" office:value="1513">
            <text:p>1513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0.991407799074693">
            <text:p>0.9914077991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57">
            <text:p>3757</text:p>
          </table:table-cell>
          <table:table-cell office:value-type="float" office:value="3800">
            <text:p>380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1.13157894736841">
            <text:p>-1.1315789474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663">
            <text:p>663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1.05580693815988">
            <text:p>-1.0558069382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492">
            <text:p>492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0.609756097560975">
            <text:p>-0.6097560976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252">
            <text:p>1252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0.319488817891383">
            <text:p>-0.3194888179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56">
            <text:p>2756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36">
            <text:p>2736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0.840643274853804">
            <text:p>-0.8406432749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office:value-type="float" office:value="4155">
            <text:p>415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1.61251504211793">
            <text:p>-1.612515042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770">
            <text:p>5770</text:p>
          </table:table-cell>
          <table:table-cell office:value-type="float" office:value="1">
            <text:p>1</text:p>
          </table:table-cell>
          <table:table-cell office:value-type="float" office:value="5695">
            <text:p>5695</text:p>
          </table:table-cell>
          <table:table-cell office:value-type="float" office:value="5840">
            <text:p>584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2.48287671232876">
            <text:p>-2.4828767123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3">
            <text:p>1213</text:p>
          </table:table-cell>
          <table:table-cell office:value-type="float" office:value="1243">
            <text:p>1243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2.41351568785197">
            <text:p>-2.4135156879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float" office:value="2747">
            <text:p>2747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0.32763014197306">
            <text:p>0.327630142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31">
            <text:p>3131</text:p>
          </table:table-cell>
          <table:table-cell office:value-type="float" office:value="3165">
            <text:p>316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1.07424960505529">
            <text:p>-1.074249605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85">
            <text:p>438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48232611174458">
            <text:p>-1.4823261117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12">
            <text:p>7712</text:p>
          </table:table-cell>
          <table:table-cell office:value-type="float" office:value="1">
            <text:p>1</text:p>
          </table:table-cell>
          <table:table-cell office:value-type="float" office:value="7629">
            <text:p>7629</text:p>
          </table:table-cell>
          <table:table-cell office:value-type="float" office:value="7763">
            <text:p>7763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1.72613680278243">
            <text:p>-1.7261368028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1.41129032258065">
            <text:p>-1.4112903226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1068">
            <text:p>1068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4.02621722846442">
            <text:p>-4.0262172285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office:value-type="float" office:value="2633">
            <text:p>2633</text:p>
          </table:table-cell>
          <table:table-cell office:value-type="float" office:value="2664">
            <text:p>2664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1.16366366366366">
            <text:p>-1.1636636637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197">
            <text:p>3197</text:p>
          </table:table-cell>
          <table:table-cell office:value-type="float" office:value="3220">
            <text:p>322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0.714285714285708">
            <text:p>-0.7142857143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0">
            <text:p>3850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2.20779220779221">
            <text:p>-2.2077922078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04">
            <text:p>404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1.48514851485149">
            <text:p>-1.4851485149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67">
            <text:p>467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1.71306209850107">
            <text:p>-1.7130620985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950">
            <text:p>9950</text:p>
          </table:table-cell>
          <table:table-cell office:value-type="float" office:value="1">
            <text:p>1</text:p>
          </table:table-cell>
          <table:table-cell office:value-type="float" office:value="9881">
            <text:p>9881</text:p>
          </table:table-cell>
          <table:table-cell office:value-type="float" office:value="9650">
            <text:p>965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2.39378238341969">
            <text:p>2.3937823834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830">
            <text:p>3830</text:p>
          </table:table-cell>
          <table:table-cell office:value-type="float" office:value="3925">
            <text:p>392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2.42038216560509">
            <text:p>-2.4203821656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4060">
            <text:p>406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3.07881773399015">
            <text:p>-3.078817734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76">
            <text:p>2376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94">
            <text:p>2394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-1.92147034252298">
            <text:p>-1.9214703425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410">
            <text:p>341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-1.05571847507331">
            <text:p>-1.055718475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50830">
            <text:p>50830</text:p>
          </table:table-cell>
          <table:table-cell office:value-type="float" office:value="0">
            <text:p>0</text:p>
          </table:table-cell>
          <table:table-cell office:value-type="float" office:value="50561">
            <text:p>50561</text:p>
          </table:table-cell>
          <table:table-cell office:value-type="float" office:value="49265">
            <text:p>49265</text:p>
          </table:table-cell>
          <table:table-cell table:formula="of:=IF(AND([.B482]&gt;[.E482];[.H482]=1);1;&quot;&quot;)" office:value-type="float" office:value="1">
            <text:p>1</text:p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2.6306708616665">
            <text:p>2.6306708617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125">
            <text:p>7125</text:p>
          </table:table-cell>
          <table:table-cell office:value-type="float" office:value="1">
            <text:p>1</text:p>
          </table:table-cell>
          <table:table-cell office:value-type="float" office:value="7038">
            <text:p>7038</text:p>
          </table:table-cell>
          <table:table-cell office:value-type="float" office:value="7063">
            <text:p>7063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0.353957241965176">
            <text:p>-0.353957242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6717">
            <text:p>6717</text:p>
          </table:table-cell>
          <table:table-cell office:value-type="float" office:value="6820">
            <text:p>682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-1.51026392961877">
            <text:p>-1.5102639296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378">
            <text:p>378</text:p>
          </table:table-cell>
          <table:table-cell table:number-columns-repeated="2"/>
          <table:table-cell table:formula="of:=SUM([.F2:.F484])" office:value-type="float" office:value="69">
            <text:p>69</text:p>
          </table:table-cell>
          <table:table-cell table:formula="of:=SUM([.G2:.G484])" office:value-type="float" office:value="14">
            <text:p>14</text:p>
          </table:table-cell>
          <table:table-cell table:formula="of:=SUM([.H2:.H484])" office:value-type="float" office:value="102">
            <text:p>102</text:p>
          </table:table-cell>
          <table:table-cell table:formula="of:=SUM([.I2:.I484])" office:value-type="float" office:value="14">
            <text:p>14</text:p>
          </table:table-cell>
          <table:table-cell table:formula="of:=SUM([.J2:.J484])" office:value-type="float" office:value="83">
            <text:p>83</text:p>
          </table:table-cell>
          <table:table-cell table:formula="of:=([.J485]/([.H485]+[.I485]))*100" office:value-type="float" office:value="71.551724137931">
            <text:p>71.5517241379</text:p>
          </table:table-cell>
          <table:table-cell table:formula="of:=AVERAGE([.L2:.L484])" office:value-type="float" office:value="-1.06021200644512">
            <text:p>-1.0602120064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7.92792792792793">
            <text:p>-7.9279279279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4.71698113207549">
            <text:p>4.7169811321</text:p>
          </table:table-cell>
        </table:table-row>
        <table:table-row table:style-name="ro2" table:number-rows-repeated="104808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6:43:10</dc:date>
    <dc:creator>debian </dc:creator>
    <meta:generator>LibreOffice/3.5$Linux_x86 LibreOffice_project/350m1$Build-2</meta:generator>
    <meta:editing-duration>P0D</meta:editing-duration>
    <meta:editing-cycles>5</meta:editing-cycles>
    <meta:document-statistic meta:table-count="1" meta:cell-count="7270" meta:object-count="0"/>
  </office:meta>
</office:document-meta>
</file>